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0"/>
        <table:table-column table:style-name="co18" table:default-cell-style-name="ce20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4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3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1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2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1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6" calcext:value-type="float">
            <text:p>0.56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6T23:26:51.625971921</dc:date>
    <meta:editing-duration>P3DT16H34M21S</meta:editing-duration>
    <meta:editing-cycles>148</meta:editing-cycles>
    <meta:generator>LibreOffice/5.1.6.2$Linux_X86_64 LibreOffice_project/10m0$Build-2</meta:generator>
    <meta:document-statistic meta:table-count="1" meta:cell-count="506" meta:object-count="0"/>
  </office:meta>
</office:document-meta>
</file>